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37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9acd32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ackground-color="#d3d3d3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d3d3d3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 style:data-style-name="N10104">
      <style:table-cell-properties fo:border-bottom="0.06pt solid #000000" fo:background-color="#d3d3d3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9acd32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104">
      <style:table-cell-properties fo:border-bottom="0.06pt solid #000000" fo:background-color="#9acd32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d3d3d3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9"/>
        <table:table-row table:style-name="ro1"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Marca</text:p>
          </table:table-cell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Precio Unitario</text:p>
          </table:table-cell>
          <table:table-cell table:style-name="ce3" office:value-type="string" calcext:value-type="string">
            <text:p>Precio Total</text:p>
          </table:table-cell>
          <table:table-cell table:style-name="ce3" office:value-type="string" calcext:value-type="string">
            <text:p>Link de Compra</text:p>
          </table:table-cell>
        </table:table-row>
        <table:table-row table:style-name="ro2">
          <table:table-cell office:value-type="string" calcext:value-type="string">
            <text:p>Arduino Mega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Mega 256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99" calcext:value-type="currency">
            <text:p>9,99 €</text:p>
          </table:table-cell>
          <table:table-cell table:formula="of:=[.D2]*[.E2]" office:value-type="currency" office:currency="EUR" office:value="9.99" calcext:value-type="currency">
            <text:p>9,99 €</text:p>
          </table:table-cell>
          <table:table-cell office:value-type="string" calcext:value-type="string">
            <text:p><text:a xlink:href="https://electronperdido.com/shop/arduino/arduino-mega-2560-r3-clon/" xlink:type="simple">CLICK</text:a></text:p>
          </table:table-cell>
        </table:table-row>
        <table:table-row table:style-name="ro2">
          <table:table-cell office:value-type="string" calcext:value-type="string">
            <text:p>Lector RFID</text:p>
          </table:table-cell>
          <table:table-cell office:value-type="string" calcext:value-type="string">
            <text:p>ZJCHAO</text:p>
          </table:table-cell>
          <table:table-cell office:value-type="string" calcext:value-type="string">
            <text:p>ISO 14443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39.99" calcext:value-type="currency">
            <text:p>39,99 €</text:p>
          </table:table-cell>
          <table:table-cell table:formula="of:=[.D3]*[.E3]" office:value-type="currency" office:currency="EUR" office:value="119.97" calcext:value-type="currency">
            <text:p>119,97 €</text:p>
          </table:table-cell>
          <table:table-cell office:value-type="string" calcext:value-type="string">
            <text:p><text:a xlink:href="https://www.amazon.es/Lector-RFID-tarjetas-inteligentes-s9-bu-00/dp/B074C7NQ6R/ref=pd_lpo_sbs_147_img_0?_encoding=UTF8&amp;psc=1&amp;refRID=MJ9PYPW23TCMSMZMW4FD" xlink:type="simple">CLICK</text:a></text:p>
          </table:table-cell>
        </table:table-row>
        <table:table-row table:style-name="ro2">
          <table:table-cell office:value-type="string" calcext:value-type="string">
            <text:p>Sensor Infrarrojo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GP2Y0A02YK0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1.75" calcext:value-type="currency">
            <text:p>11,75 €</text:p>
          </table:table-cell>
          <table:table-cell table:formula="of:=[.D4]*[.E4]" office:value-type="currency" office:currency="EUR" office:value="23.5" calcext:value-type="currency">
            <text:p>23,50 €</text:p>
          </table:table-cell>
          <table:table-cell office:value-type="string" calcext:value-type="string">
            <text:p><text:a xlink:href="https://es.farnell.com/sharp/gp2y0a02yk0f/sensor-distancia-o-p-anal-gico/dp/9707891?st=luz" xlink:type="simple">CLICK</text:a></text:p>
          </table:table-cell>
        </table:table-row>
        <table:table-row table:style-name="ro2">
          <table:table-cell office:value-type="string" calcext:value-type="string">
            <text:p>Sensor PI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KMC160111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.92" calcext:value-type="currency">
            <text:p>10,92 €</text:p>
          </table:table-cell>
          <table:table-cell table:formula="of:=[.D5]*[.E5]" office:value-type="currency" office:currency="EUR" office:value="21.84" calcext:value-type="currency">
            <text:p>21,84 €</text:p>
          </table:table-cell>
          <table:table-cell office:value-type="string" calcext:value-type="string">
            <text:p><text:a xlink:href="https://es.farnell.com/panasonic-electric-works/ekmc1601112/sensor-motion-5m-black/dp/2095729" xlink:type="simple">CLICK</text:a></text:p>
          </table:table-cell>
        </table:table-row>
        <table:table-row table:style-name="ro2">
          <table:table-cell office:value-type="string" calcext:value-type="string">
            <text:p>Sensor LD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EE-SPY402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28.82" calcext:value-type="currency">
            <text:p>28,82 €</text:p>
          </table:table-cell>
          <table:table-cell table:formula="of:=[.D6]*[.E6]" office:value-type="currency" office:currency="EUR" office:value="317.02" calcext:value-type="currency">
            <text:p>317,02 €</text:p>
          </table:table-cell>
          <table:table-cell office:value-type="string" calcext:value-type="string">
            <text:p><text:a xlink:href="https://es.farnell.com/omron-electronic-components/ee-spy402/photoswitch-diffuse/dp/7213943?st=luz" xlink:type="simple">CLICK</text:a></text:p>
          </table:table-cell>
        </table:table-row>
        <table:table-row table:style-name="ro2">
          <table:table-cell office:value-type="string" calcext:value-type="string">
            <text:p>Pulsadores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PAS6B2M1CE7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.14" calcext:value-type="currency">
            <text:p>3,14 €</text:p>
          </table:table-cell>
          <table:table-cell table:formula="of:=[.D7]*[.E7]" office:value-type="currency" office:currency="EUR" office:value="6.28" calcext:value-type="currency">
            <text:p>6,28 €</text:p>
          </table:table-cell>
          <table:table-cell office:value-type="string" calcext:value-type="string">
            <text:p><text:a xlink:href="https://es.farnell.com/multicomp/mcpas6b2m1ce7/interruptor-bot-n-spst-ip67-azul/dp/1638332" xlink:type="simple">CLICK</text:a></text:p>
          </table:table-cell>
        </table:table-row>
        <table:table-row table:style-name="ro2">
          <table:table-cell office:value-type="string" calcext:value-type="string">
            <text:p>Iluminaria </text:p>
          </table:table-cell>
          <table:table-cell office:value-type="string" calcext:value-type="string">
            <text:p>LEDVANCE</text:p>
          </table:table-cell>
          <table:table-cell office:value-type="float" office:value="4052899961289" calcext:value-type="float">
            <text:p>4052899961289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6.35" calcext:value-type="currency">
            <text:p>6,35 €</text:p>
          </table:table-cell>
          <table:table-cell table:formula="of:=[.D8]*[.E8]" office:value-type="currency" office:currency="EUR" office:value="57.15" calcext:value-type="currency">
            <text:p>57,15 €</text:p>
          </table:table-cell>
          <table:table-cell office:value-type="string" calcext:value-type="string">
            <text:p><text:a xlink:href="https://es.farnell.com/ledvance/4052899961289/l-mpara-led-miniatura-2700k-200lm/dp/2843255?st=bombilla%20led" xlink:type="simple">CLICK</text:a></text:p>
          </table:table-cell>
        </table:table-row>
        <table:table-row table:style-name="ro2">
          <table:table-cell office:value-type="string" calcext:value-type="string">
            <text:p>Sensor Humedad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HIH8120-021-00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9.42" calcext:value-type="currency">
            <text:p>19,42 €</text:p>
          </table:table-cell>
          <table:table-cell table:formula="of:=[.D9]*[.E9]" office:value-type="currency" office:currency="EUR" office:value="19.42" calcext:value-type="currency">
            <text:p>19,42 €</text:p>
          </table:table-cell>
          <table:table-cell office:value-type="string" calcext:value-type="string">
            <text:p><text:a xlink:href="https://es.farnell.com/honeywell/hih8120-021-001/humidity-temp-sensor-digital-sip/dp/2458512" xlink:type="simple">CLICK</text:a></text:p>
          </table:table-cell>
        </table:table-row>
        <table:table-row table:style-name="ro2">
          <table:table-cell office:value-type="string" calcext:value-type="string">
            <text:p>Sonda Temperatura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T23B090ASR2-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5" calcext:value-type="currency">
            <text:p>5,50 €</text:p>
          </table:table-cell>
          <table:table-cell table:formula="of:=[.D10]*[.E10]" office:value-type="currency" office:currency="EUR" office:value="5.5" calcext:value-type="currency">
            <text:p>5,50 €</text:p>
          </table:table-cell>
          <table:table-cell office:value-type="string" calcext:value-type="string">
            <text:p><text:a xlink:href="https://es.farnell.com/multicomp/t23b090asr2-20/interruptor-t-rmico-no-90-c/dp/1006854" xlink:type="simple">CLICK</text:a></text:p>
          </table:table-cell>
        </table:table-row>
        <table:table-row table:style-name="ro2">
          <table:table-cell office:value-type="string" calcext:value-type="string">
            <text:p>Cable de conexión (m)</text:p>
          </table:table-cell>
          <table:table-cell office:value-type="string" calcext:value-type="string">
            <text:p>Cable Cat 6A</text:p>
          </table:table-cell>
          <table:table-cell office:value-type="string" calcext:value-type="string">
            <text:p>AWG23</text:p>
          </table:table-cell>
          <table:table-cell table:formula="of:= 324 + 324*0.2" office:value-type="float" office:value="388.8" calcext:value-type="float">
            <text:p>388,8</text:p>
          </table:table-cell>
          <table:table-cell office:value-type="currency" office:currency="EUR" office:value="326.7" calcext:value-type="currency">
            <text:p>326,70 €</text:p>
          </table:table-cell>
          <table:table-cell table:formula="of:=[.E11]" office:value-type="currency" office:currency="EUR" office:value="326.7" calcext:value-type="currency">
            <text:p>326,70 €</text:p>
          </table:table-cell>
          <table:table-cell office:value-type="string" calcext:value-type="string">
            <text:p><text:a xlink:href="https://www.rackonline.es/bobinas-de-cable-cat6a/cable-cat-6a-utp-500m-att.html" xlink:type="simple">CLICK</text:a></text:p>
          </table:table-cell>
        </table:table-row>
        <table:table-row table:style-name="ro2">
          <table:table-cell office:value-type="string" calcext:value-type="string">
            <text:p>Caja Conexiones</text:p>
          </table:table-cell>
          <table:table-cell office:value-type="string" calcext:value-type="string">
            <text:p>MAURER</text:p>
          </table:table-cell>
          <table:table-cell office:value-type="float" office:value="19110175" calcext:value-type="float">
            <text:p>19110175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10.22" calcext:value-type="currency">
            <text:p>10,22 €</text:p>
          </table:table-cell>
          <table:table-cell table:formula="of:=[.D12]*[.E12]" office:value-type="currency" office:currency="EUR" office:value="112.42" calcext:value-type="currency">
            <text:p>112,42 €</text:p>
          </table:table-cell>
          <table:table-cell office:value-type="string" calcext:value-type="string">
            <text:p><text:a xlink:href="https://www.amazon.es/Maurer-19110175-Superficie-Tornillo-190x140x70/dp/B00MDK26PW/ref=sr_1_9?keywords=caja+estanca&amp;qid=1557142147&amp;s=gateway&amp;sr=8-9" xlink:type="simple">CLICK</text:a>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4"/>
          <table:table-cell table:style-name="ce7" office:value-type="string" calcext:value-type="string">
            <text:p>TOTAL</text:p>
          </table:table-cell>
          <table:table-cell table:style-name="ce8" table:formula="of:=SUM([.F2:.F12])" office:value-type="currency" office:currency="EUR" office:value="1019.79" calcext:value-type="currency">
            <text:p>1.019,79 €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1:17:55.413724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06:19.234914913</meta:creation-date>
    <meta:generator>LibreOffice/6.1.5.2$Linux_X86_64 LibreOffice_project/10$Build-2</meta:generator>
    <dc:date>2019-05-06T12:45:14.886150961</dc:date>
    <meta:editing-duration>PT1H59M19S</meta:editing-duration>
    <meta:editing-cycles>9</meta:editing-cycles>
    <meta:document-statistic meta:table-count="1" meta:cell-count="86" meta:object-count="0"/>
  </office:meta>
</office:document-meta>
</file>